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1563in" fo:margin-left="0.5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0.7396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14%" fo:text-align="center" style:justify-single-word="false"/>
      <style:text-properties fo:color="#1b1c1d" loext:opacity="100%" fo:font-size="15pt" fo:font-weight="bold" officeooo:paragraph-rsid="000fe2f3" style:font-size-asian="15pt" style:font-weight-asian="bold" style:font-name-complex="Google Sans Text" style:font-size-complex="15pt" style:font-weight-complex="bold"/>
    </style:style>
    <style:style style:name="P2" style:family="paragraph" style:parent-style-name="Text_20_body" style:list-style-name="L1">
      <style:paragraph-properties fo:line-height="114%"/>
      <style:text-properties fo:color="#1b1c1d" loext:opacity="100%" officeooo:paragraph-rsid="000fe2f3" style:font-name-complex="Google Sans Text"/>
    </style:style>
    <style:style style:name="P3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0fe2f3" style:font-name-complex="Google Sans Text"/>
    </style:style>
    <style:style style:name="P4" style:family="paragraph" style:parent-style-name="Table_20_Contents">
      <style:paragraph-properties fo:margin-top="0in" fo:margin-bottom="0.1965in" style:contextual-spacing="false" fo:line-height="114%" fo:orphans="2" fo:widows="2"/>
      <style:text-properties fo:color="#1b1c1d" loext:opacity="100%" fo:font-size="10pt" officeooo:paragraph-rsid="000fe2f3" style:font-size-asian="10pt" style:font-name-complex="Google Sans Text" style:font-size-complex="10pt"/>
    </style:style>
    <style:style style:name="P5" style:family="paragraph" style:parent-style-name="Table_20_Contents">
      <style:text-properties fo:font-size="10pt" officeooo:rsid="000e8465" officeooo:paragraph-rsid="000fe2f3" style:font-size-asian="10pt" style:font-size-complex="10pt"/>
    </style:style>
    <style:style style:name="P6" style:family="paragraph" style:parent-style-name="Table_20_Contents">
      <style:text-properties fo:font-size="10pt" officeooo:rsid="001035be" officeooo:paragraph-rsid="000fe2f3" style:font-size-asian="10pt" style:font-size-complex="10pt"/>
    </style:style>
    <style:style style:name="P7" style:family="paragraph" style:parent-style-name="Text_20_body" style:list-style-name="L2">
      <style:paragraph-properties fo:line-height="114%"/>
      <style:text-properties fo:color="#1b1c1d" loext:opacity="100%" officeooo:paragraph-rsid="000fe2f3" style:font-name-complex="Google Sans Text" style:font-weight-complex="bold"/>
    </style:style>
    <style:style style:name="P8" style:family="paragraph" style:parent-style-name="Text_20_body" style:list-style-name="L2">
      <style:paragraph-properties fo:line-height="114%"/>
      <style:text-properties fo:color="#1b1c1d" loext:opacity="100%" officeooo:paragraph-rsid="000fe2f3" style:font-name-complex="Google Sans Text"/>
    </style:style>
    <style:style style:name="P9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officeooo:paragraph-rsid="000fe2f3" style:font-name-complex="Google Sans Text"/>
    </style:style>
    <style:style style:name="P10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officeooo:rsid="001035be" officeooo:paragraph-rsid="000fe2f3" style:font-name-complex="Google Sans Text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officeooo:rsid="000e8465"/>
    </style:style>
    <style:style style:name="T4" style:family="text">
      <style:text-properties fo:font-weight="bold" officeooo:rsid="001035be"/>
    </style:style>
    <style:style style:name="T5" style:family="text">
      <style:text-properties officeooo:rsid="000e84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জীবন বৃত্তান্ত </text:p>
      <text:list text:style-name="L1">
        <text:list-item>
          <text:p text:style-name="P2"><text:span text:style-name="T1">নাম</text:span><text:span text:style-name="T2">: </text:span><text:span text:style-name="T3">মতিন রায় </text:span></text:p>
        </text:list-item>
        <text:list-item>
          <text:p text:style-name="P2"><text:span text:style-name="T1">পিতার নাম</text:span><text:span text:style-name="T2">: </text:span><text:span text:style-name="T3">রমনাথ চন্দ্র </text:span></text:p>
        </text:list-item>
        <text:list-item>
          <text:p text:style-name="P2"><text:span text:style-name="T1">মাতার নাম</text:span><text:span text:style-name="T2">: </text:span><text:span text:style-name="T3">হরিপ্রিয়া রানী </text:span></text:p>
        </text:list-item>
        <text:list-item>
          <text:p text:style-name="P2"><text:span text:style-name="T1">স্থায়ী ঠিকানা</text:span><text:span text:style-name="T2">: </text:span><text:span text:style-name="T4"><text:s/></text:span>গ্রাম: <text:span text:style-name="T5">কানিয়াল খাতা <text:s text:c="14"/><text:tab/><text:tab/> <text:s text:c="2"/></text:span>ডাকঘর: <text:span text:style-name="T5">কানিয়াল খাতা <text:s/></text:span></text:p>
          <text:list>
            <text:list-item>
              <text:list>
                <text:list-header>
                  <text:p text:style-name="P2"><text:s text:c="3"/>থানা: <text:span text:style-name="T5">নীলফামারী </text:span><text:tab/><text:tab/><text:tab/><text:tab/> <text:s text:c="5"/>জেলা:<text:span text:style-name="T5">নীলফামারী <text:s/></text:span></text:p>
                </text:list-header>
              </text:list>
            </text:list-item>
          </text:list>
        </text:list-item>
        <text:list-item>
          <text:p text:style-name="P2"><text:span text:style-name="T1">বর্তমান ঠিকানা</text:span><text:span text:style-name="T2">: </text:span>গ্রাম: <text:span text:style-name="T5">কানিয়াল খাতা <text:s text:c="14"/><text:tab/><text:tab/> <text:s text:c="2"/></text:span>ডাকঘর: <text:span text:style-name="T5">কানিয়াল খাতা <text:s text:c="4"/></text:span></text:p>
          <text:list>
            <text:list-header>
              <text:p text:style-name="P2"><text:s text:c="15"/>থানা: <text:span text:style-name="T5">নীলফামারী </text:span><text:tab/><text:tab/><text:tab/><text:tab/> <text:s text:c="5"/>জেলা:<text:span text:style-name="T5">নীলফামারী <text:s/></text:span></text:p>
            </text:list-header>
          </text:list>
        </text:list-item>
        <text:list-item>
          <text:p text:style-name="P2"><text:span text:style-name="T1">জাতীয়তা</text:span><text:span text:style-name="T2">: </text:span><text:span text:style-name="T3">বাংলাদেশী </text:span></text:p>
        </text:list-item>
        <text:list-item>
          <text:p text:style-name="P2"><text:span text:style-name="T1">জন্ম তারিখ</text:span><text:span text:style-name="T2">: </text:span><text:span text:style-name="T3">০৭/০৩/২০০৪ </text:span></text:p>
        </text:list-item>
        <text:list-item>
          <text:p text:style-name="P2"><text:span text:style-name="T1">বয়স</text:span><text:span text:style-name="T2">: </text:span><text:span text:style-name="T3">২১ <text:s/>বছর </text:span></text:p>
        </text:list-item>
        <text:list-item>
          <text:p text:style-name="P2"><text:span text:style-name="T1">ধর্ম</text:span><text:span text:style-name="T2">: </text:span><text:span text:style-name="T3">সনাতন </text:span></text:p>
        </text:list-item>
        <text:list-item>
          <text:p text:style-name="P2"><text:span text:style-name="T1">বৈবাহিক অবস্থা</text:span><text:span text:style-name="T2">: </text:span><text:span text:style-name="T3">অবিবাহিত </text:span></text:p>
        </text:list-item>
        <text:list-item>
          <text:p text:style-name="P2"><text:span text:style-name="T1">রক্তের গ্রুপ</text:span><text:span text:style-name="T2">: </text:span><text:span text:style-name="T3">বি পজেটিভ </text:span></text:p>
        </text:list-item>
        <text:list-item>
          <text:p text:style-name="P3"><text:span text:style-name="T1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পরিক্ষার নাম</text:p>
          </table:table-cell>
          <table:table-cell table:style-name="Table2.A1" office:value-type="string">
            <text:p text:style-name="P4">বিভাগ</text:p>
          </table:table-cell>
          <table:table-cell table:style-name="Table2.A1" office:value-type="string">
            <text:p text:style-name="P4">পাশের সন</text:p>
          </table:table-cell>
          <table:table-cell table:style-name="Table2.A1" office:value-type="string">
            <text:p text:style-name="P4">গ্রেড/ফলাফল</text:p>
          </table:table-cell>
          <table:table-cell table:style-name="Table2.E1" office:value-type="string">
            <text:p text:style-name="P4">বোর্ড/বিশ্ববিদ্যালয়</text:p>
          </table:table-cell>
        </table:table-row>
        <table:table-row>
          <table:table-cell table:style-name="Table2.A2" office:value-type="string">
            <text:p text:style-name="P5">এসএসসি </text:p>
          </table:table-cell>
          <table:table-cell table:style-name="Table2.A2" office:value-type="string">
            <text:p text:style-name="P6">মানবিক</text:p>
          </table:table-cell>
          <table:table-cell table:style-name="Table2.A2" office:value-type="string">
            <text:p text:style-name="P6">২০২১</text:p>
          </table:table-cell>
          <table:table-cell table:style-name="Table2.A2" office:value-type="string">
            <text:p text:style-name="P6">২.২২</text:p>
          </table:table-cell>
          <table:table-cell table:style-name="Table2.E2" office:value-type="string">
            <text:p text:style-name="P6">দিনাজপুর </text:p>
          </table:table-cell>
        </table:table-row>
      </table:table>
      <text:list text:style-name="L2">
        <text:list-header>
          <text:p text:style-name="P7"/>
        </text:list-header>
        <text:list-item>
          <text:p text:style-name="P8"><text:span text:style-name="T1">মোবাইল নং</text:span><text:span text:style-name="T2">:</text:span><text:span text:style-name="T4">০১৭৪২৯১৯৭২৭</text:span></text:p>
        </text:list-item>
        <text:list-item>
          <text:p text:style-name="P8"><text:span text:style-name="T1">জাতীয় পরিচয় পত্র নং</text:span><text:span text:style-name="T2">: </text:span><text:span text:style-name="T4">৬০১৮৭৭২৩১৬</text:span></text:p>
        </text:list-item>
        <text:list-item>
          <text:p text:style-name="P8"><text:span text:style-name="T1">অভিজ্ঞতা</text:span><text:span text:style-name="T2">: </text:span><text:span text:style-name="T4">নেই </text:span></text:p>
        </text:list-item>
      </text:list>
      <text:p text:style-name="P9"><text:span text:style-name="T1">নিবেদক</text:span> </text:p>
      <text:p text:style-name="P10">মতিন রায়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9:28:50.385639200</meta:creation-date>
    <meta:print-date>2025-06-27T19:31:05.566453400</meta:print-date>
    <dc:date>2025-06-27T19:31:48.306448400</dc:date>
    <meta:editing-duration>PT2M58S</meta:editing-duration>
    <meta:editing-cycles>1</meta:editing-cycles>
    <meta:generator>LibreOffice/25.2.4.3$Windows_X86_64 LibreOffice_project/33e196637044ead23f5c3226cde09b47731f7e27</meta:generator>
    <meta:document-statistic meta:table-count="1" meta:image-count="0" meta:object-count="0" meta:page-count="1" meta:paragraph-count="31" meta:word-count="96" meta:character-count="476" meta:non-whitespace-character-count="321"/>
  </office:meta>
</office:document-meta>
</file>